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84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6.198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5.99cm"/>
    </style:style>
    <style:style style:name="Table1.E" style:family="table-column">
      <style:table-column-properties style:column-width="1.304cm"/>
    </style:style>
    <style:style style:name="Table1.F" style:family="table-column">
      <style:table-column-properties style:column-width="1.399cm"/>
    </style:style>
    <style:style style:name="Table1.G" style:family="table-column">
      <style:table-column-properties style:column-width="1.683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5.99cm"/>
        </style:tab-stops>
      </style:paragraph-properties>
      <style:text-properties officeooo:rsid="00031a0c" officeooo:paragraph-rsid="00093c1c"/>
    </style:style>
    <style:style style:name="P2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8pt" officeooo:rsid="00031a0c" officeooo:paragraph-rsid="00093c1c" style:font-size-asian="7pt" style:font-size-complex="8pt"/>
    </style:style>
    <style:style style:name="P3" style:family="paragraph" style:parent-style-name="Text_20_body">
      <style:paragraph-properties>
        <style:tab-stops>
          <style:tab-stop style:position="5.195cm"/>
        </style:tab-stops>
      </style:paragraph-properties>
      <style:text-properties fo:font-size="8pt" officeooo:rsid="00031a0c" officeooo:paragraph-rsid="00093c1c" style:font-size-asian="7pt" style:font-size-complex="8pt"/>
    </style:style>
    <style:style style:name="P4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93c1c" style:font-size-asian="14pt" style:font-size-complex="14pt"/>
    </style:style>
    <style:style style:name="P5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d7fcf" style:font-size-asian="14pt" style:font-size-complex="14pt"/>
    </style:style>
    <style:style style:name="P6" style:family="paragraph" style:parent-style-name="Table_20_Contents">
      <style:text-properties fo:font-size="8pt" fo:font-weight="bold" officeooo:rsid="00070ff6" officeooo:paragraph-rsid="00070ff6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8pt" fo:font-weight="bold" officeooo:rsid="0008978c" officeooo:paragraph-rsid="0008978c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08978c" officeooo:paragraph-rsid="0008978c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08a33a" officeooo:paragraph-rsid="0008a33a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text-properties fo:font-size="8pt" officeooo:rsid="00093c1c" officeooo:paragraph-rsid="00093c1c" style:font-size-asian="8pt" style:font-size-complex="8pt"/>
    </style:style>
    <style:style style:name="P13" style:family="paragraph" style:parent-style-name="Table_20_Contents">
      <style:text-properties fo:font-size="8pt" officeooo:rsid="00093c1c" officeooo:paragraph-rsid="00070ff6" style:font-size-asian="8pt" style:font-size-complex="8pt"/>
    </style:style>
    <style:style style:name="P14" style:family="paragraph" style:parent-style-name="Table_20_Contents">
      <style:text-properties fo:font-size="8pt" officeooo:paragraph-rsid="00093c1c" style:font-size-asian="8pt" style:font-size-complex="8pt"/>
    </style:style>
    <style:style style:name="P15" style:family="paragraph" style:parent-style-name="Table_20_Contents">
      <style:text-properties fo:font-size="8pt" officeooo:rsid="000a3ef9" officeooo:paragraph-rsid="000a3ef9" style:font-size-asian="8pt" style:font-size-complex="8pt"/>
    </style:style>
    <style:style style:name="P16" style:family="paragraph" style:parent-style-name="Table_20_Contents">
      <style:text-properties fo:font-size="8pt" officeooo:rsid="000a3ef9" officeooo:paragraph-rsid="000d7fcf" style:font-size-asian="8pt" style:font-size-complex="8pt"/>
    </style:style>
    <style:style style:name="P17" style:family="paragraph" style:parent-style-name="Table_20_Contents">
      <style:text-properties fo:font-size="8pt" officeooo:paragraph-rsid="000a3ef9" style:font-size-asian="8pt" style:font-size-complex="8pt"/>
    </style:style>
    <style:style style:name="P18" style:family="paragraph" style:parent-style-name="Table_20_Contents">
      <style:text-properties fo:font-size="8pt" officeooo:rsid="000c3992" officeooo:paragraph-rsid="000c399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00c3992" officeooo:paragraph-rsid="000c3992" style:font-size-asian="8pt" style:font-size-complex="8pt"/>
    </style:style>
    <style:style style:name="P20" style:family="paragraph" style:parent-style-name="Table_20_Contents">
      <style:text-properties fo:font-size="8pt" officeooo:rsid="000c3992" officeooo:paragraph-rsid="000d7fcf" style:font-size-asian="8pt" style:font-size-complex="8pt"/>
    </style:style>
    <style:style style:name="P21" style:family="paragraph" style:parent-style-name="Table_20_Contents">
      <style:text-properties fo:font-size="8pt" officeooo:rsid="000d7fcf" officeooo:paragraph-rsid="000d7fcf" style:font-size-asian="8pt" style:font-size-complex="8pt"/>
    </style:style>
    <style:style style:name="P22" style:family="paragraph" style:parent-style-name="Table_20_Contents">
      <style:text-properties fo:font-size="8pt" officeooo:rsid="000d7fcf" officeooo:paragraph-rsid="0010028e" style:font-size-asian="8pt" style:font-size-complex="8pt"/>
    </style:style>
    <style:style style:name="P23" style:family="paragraph" style:parent-style-name="Table_20_Contents">
      <style:text-properties fo:font-size="8pt" officeooo:rsid="000df2e1" officeooo:paragraph-rsid="000df2e1" style:font-size-asian="8pt" style:font-size-complex="8pt"/>
    </style:style>
    <style:style style:name="P24" style:family="paragraph" style:parent-style-name="Table_20_Contents">
      <style:text-properties fo:font-size="8pt" officeooo:rsid="000f99a4" officeooo:paragraph-rsid="000f99a4" style:font-size-asian="8pt" style:font-size-complex="8pt"/>
    </style:style>
    <style:style style:name="P25" style:family="paragraph" style:parent-style-name="Table_20_Contents">
      <style:text-properties fo:font-size="8pt" officeooo:rsid="0010028e" officeooo:paragraph-rsid="0010028e" style:font-size-asian="8pt" style:font-size-complex="8pt"/>
    </style:style>
    <style:style style:name="P26" style:family="paragraph" style:parent-style-name="Table_20_Contents">
      <style:text-properties fo:font-size="8pt" officeooo:rsid="001817b0" officeooo:paragraph-rsid="001817b0" style:font-size-asian="8pt" style:font-size-complex="8pt"/>
    </style:style>
    <style:style style:name="P27" style:family="paragraph" style:parent-style-name="Table_20_Contents">
      <style:text-properties fo:font-size="8pt" officeooo:rsid="001978eb" officeooo:paragraph-rsid="001978eb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01978eb" officeooo:paragraph-rsid="001978eb" style:font-size-asian="8pt" style:font-size-complex="8pt"/>
    </style:style>
    <style:style style:name="P29" style:family="paragraph" style:parent-style-name="Title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031a0c" officeooo:paragraph-rsid="00093c1c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3">
      <style:text-properties officeooo:paragraph-rsid="001e9a99"/>
    </style:style>
    <style:style style:name="P32" style:family="paragraph" style:parent-style-name="Heading_20_3">
      <style:paragraph-properties fo:break-before="page"/>
      <style:text-properties officeooo:paragraph-rsid="001e9a99"/>
    </style:style>
    <style:style style:name="P33" style:family="paragraph" style:parent-style-name="Table_20_Contents">
      <style:text-properties fo:font-size="8pt" officeooo:rsid="00093c1c" officeooo:paragraph-rsid="001e9a99" style:font-size-asian="8pt" style:font-size-complex="8pt"/>
    </style:style>
    <style:style style:name="P34" style:family="paragraph" style:parent-style-name="Table_20_Contents">
      <style:text-properties fo:font-size="8pt" officeooo:rsid="000f99a4" officeooo:paragraph-rsid="000f99a4" style:font-size-asian="8pt" style:font-size-complex="8pt"/>
    </style:style>
    <style:style style:name="P35" style:family="paragraph" style:parent-style-name="Table_20_Contents">
      <style:text-properties fo:font-size="8pt" officeooo:rsid="0010028e" officeooo:paragraph-rsid="0010028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7" style:family="paragraph" style:parent-style-name="Table_20_Contents">
      <style:text-properties fo:font-size="8pt" officeooo:rsid="0020d220" officeooo:paragraph-rsid="0020d220" style:font-size-asian="8pt" style:font-size-complex="8pt"/>
    </style:style>
    <style:style style:name="P38" style:family="paragraph" style:parent-style-name="Text_20_body" style:list-style-name="L1">
      <style:text-properties officeooo:rsid="0019fa61" officeooo:paragraph-rsid="0019fa61"/>
    </style:style>
    <style:style style:name="P39" style:family="paragraph" style:parent-style-name="Text_20_body">
      <style:text-properties officeooo:rsid="00031a0c" officeooo:paragraph-rsid="00031a0c"/>
    </style:style>
    <style:style style:name="P40" style:family="paragraph" style:parent-style-name="Text_20_body">
      <style:text-properties officeooo:rsid="000c3992" officeooo:paragraph-rsid="001e9a99"/>
    </style:style>
    <style:style style:name="P41" style:family="paragraph" style:parent-style-name="Text_20_body">
      <style:text-properties officeooo:rsid="002c66ba" officeooo:paragraph-rsid="001e9a99"/>
    </style:style>
    <style:style style:name="P42" style:family="paragraph" style:parent-style-name="Text_20_body">
      <style:text-properties officeooo:rsid="002c9b3c" officeooo:paragraph-rsid="001e9a99"/>
    </style:style>
    <style:style style:name="P43" style:family="paragraph" style:parent-style-name="Text_20_body" style:list-style-name="L7">
      <style:text-properties officeooo:rsid="0026f5aa" officeooo:paragraph-rsid="001e9a99"/>
    </style:style>
    <style:style style:name="P44" style:family="paragraph" style:parent-style-name="Text_20_body" style:list-style-name="L7">
      <style:text-properties officeooo:rsid="0028e7c7" officeooo:paragraph-rsid="001e9a99"/>
    </style:style>
    <style:style style:name="P45" style:family="paragraph" style:parent-style-name="Text_20_body" style:list-style-name="L7">
      <style:text-properties officeooo:rsid="0030b1a5" officeooo:paragraph-rsid="001e9a99"/>
    </style:style>
    <style:style style:name="P46" style:family="paragraph" style:parent-style-name="Text_20_body" style:list-style-name="L8">
      <style:text-properties officeooo:rsid="0008a33a" officeooo:paragraph-rsid="001e9a99"/>
    </style:style>
    <style:style style:name="P47" style:family="paragraph" style:parent-style-name="Text_20_body" style:list-style-name="L8">
      <style:text-properties officeooo:rsid="000bb249" officeooo:paragraph-rsid="001e9a99"/>
    </style:style>
    <style:style style:name="P48" style:family="paragraph" style:parent-style-name="Text_20_body">
      <style:text-properties officeooo:rsid="000979ac" officeooo:paragraph-rsid="001e9a99"/>
    </style:style>
    <style:style style:name="P49" style:family="paragraph" style:parent-style-name="Text_20_body">
      <style:text-properties officeooo:paragraph-rsid="001e9a99"/>
    </style:style>
    <style:style style:name="P50" style:family="paragraph" style:parent-style-name="Text_20_body" style:list-style-name="L9">
      <style:text-properties officeooo:rsid="001e9a99" officeooo:paragraph-rsid="001e9a99"/>
    </style:style>
    <style:style style:name="P51" style:family="paragraph" style:parent-style-name="Text_20_body" style:list-style-name="L9">
      <style:text-properties officeooo:rsid="00200ebc" officeooo:paragraph-rsid="00200ebc"/>
    </style:style>
    <style:style style:name="P52" style:family="paragraph" style:parent-style-name="Text_20_body" style:list-style-name="L9">
      <style:text-properties officeooo:rsid="0020d220" officeooo:paragraph-rsid="0020d220"/>
    </style:style>
    <style:style style:name="P53" style:family="paragraph" style:parent-style-name="Text_20_body">
      <style:paragraph-properties fo:break-before="page"/>
      <style:text-properties officeooo:rsid="000a4ba5" officeooo:paragraph-rsid="001e9a99"/>
    </style:style>
    <style:style style:name="T1" style:family="text">
      <style:text-properties officeooo:rsid="0008a33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655d0" style:font-size-asian="14pt" style:font-size-complex="14pt"/>
    </style:style>
    <style:style style:name="T4" style:family="text">
      <style:text-properties officeooo:rsid="00093c1c"/>
    </style:style>
    <style:style style:name="T5" style:family="text">
      <style:text-properties officeooo:rsid="000a3ef9"/>
    </style:style>
    <style:style style:name="T6" style:family="text">
      <style:text-properties officeooo:rsid="000c3992"/>
    </style:style>
    <style:style style:name="T7" style:family="text">
      <style:text-properties officeooo:rsid="000d7fcf"/>
    </style:style>
    <style:style style:name="T8" style:family="text">
      <style:text-properties officeooo:rsid="0010028e"/>
    </style:style>
    <style:style style:name="T9" style:family="text">
      <style:text-properties officeooo:rsid="001622ad"/>
    </style:style>
    <style:style style:name="T10" style:family="text">
      <style:text-properties officeooo:rsid="001978eb"/>
    </style:style>
    <style:style style:name="T11" style:family="text">
      <style:text-properties officeooo:rsid="001be85e"/>
    </style:style>
    <style:style style:name="T12" style:family="text">
      <style:text-properties officeooo:rsid="001d0ae2"/>
    </style:style>
    <style:style style:name="T13" style:family="text">
      <style:text-properties officeooo:rsid="002c9b3c"/>
    </style:style>
    <style:style style:name="T14" style:family="text">
      <style:text-properties officeooo:rsid="002f721d"/>
    </style:style>
    <style:style style:name="T15" style:family="text">
      <style:text-properties officeooo:rsid="0036370a"/>
    </style:style>
    <style:style style:name="T16" style:family="text">
      <style:text-properties officeooo:rsid="002d412c"/>
    </style:style>
    <style:style style:name="T17" style:family="text">
      <style:text-properties officeooo:rsid="002ab91c"/>
    </style:style>
    <style:style style:name="T18" style:family="text">
      <style:text-properties officeooo:rsid="0030b1a5"/>
    </style:style>
    <style:style style:name="T19" style:family="text">
      <style:text-properties officeooo:rsid="002c2de3"/>
    </style:style>
    <style:style style:name="T20" style:family="text">
      <style:text-properties officeooo:rsid="000d775d"/>
    </style:style>
    <style:style style:name="T21" style:family="text">
      <style:text-properties officeooo:rsid="000bb249"/>
    </style:style>
    <style:style style:name="T22" style:family="text">
      <style:text-properties officeooo:rsid="00200ebc"/>
    </style:style>
    <style:style style:name="T23" style:family="text">
      <style:text-properties officeooo:rsid="0020d2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Oxford Hackspace Risk Assessment</text:p>
      <text:p text:style-name="P3"/>
      <text:p text:style-name="P4">Equipment / activity:<text:tab/><text:span text:style-name="T6">Roland MDX-40 CNC Mill</text:span></text:p>
      <text:p text:style-name="P5">Assessment conducted by:<text:tab/><text:span text:style-name="T6">Paul Riggs (OxHack Technician), based on earlier assessment by Tim Stephens</text:span></text:p>
      <text:p text:style-name="P1"><text:span text:style-name="T2">Date of assessment:<text:tab/></text:span><text:span text:style-name="T3">4 July 2016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6">What are the hazards?</text:p>
            </table:table-cell>
            <table:table-cell table:style-name="Table1.A1" office:value-type="string">
              <text:p text:style-name="P6">Who/what harm may result?</text:p>
            </table:table-cell>
            <table:table-cell table:style-name="Table1.A1" office:value-type="string">
              <text:p text:style-name="P7">What actions are being taken?</text:p>
            </table:table-cell>
            <table:table-cell table:style-name="Table1.A1" office:value-type="string">
              <text:p text:style-name="P7">What further action is necessary?</text:p>
            </table:table-cell>
            <table:table-cell table:style-name="Table1.A1" office:value-type="string">
              <text:p text:style-name="P7">Action by who?</text:p>
            </table:table-cell>
            <table:table-cell table:style-name="Table1.A1" office:value-type="string">
              <text:p text:style-name="P7">Action by when?</text:p>
            </table:table-cell>
            <table:table-cell table:style-name="Table1.G1" office:value-type="string">
              <text:p text:style-name="P7">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3">Electric shock whilst maintaining the equipment</text:p>
          </table:table-cell>
          <table:table-cell table:style-name="Table1.A2" office:value-type="string">
            <text:p text:style-name="P12">Severe injury to maintenance personnel servicing machine</text:p>
          </table:table-cell>
          <table:table-cell table:style-name="Table1.A2" office:value-type="string">
            <text:p text:style-name="P33">- Covers and guards fitted to all electrical systems<text:line-break/>- Servicing to be carried out only by suitably qualified personnel</text:p>
            <text:p text:style-name="P12">- Covers off work to be carried out only when system isolated from mains.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9">PR</text:p>
          </table:table-cell>
          <table:table-cell table:style-name="Table1.A2" office:value-type="string">
            <text:p text:style-name="P9"><text:span text:style-name="T1">4</text:span>/<text:span text:style-name="T1">7</text:span>/201<text:span text:style-name="T1">6</text:span></text:p>
          </table:table-cell>
          <table:table-cell table:style-name="Table1.G2" office:value-type="string">
            <text:p text:style-name="P10">4/7/2016</text:p>
          </table:table-cell>
        </table:table-row>
        <table:table-row table:style-name="Table1.1">
          <table:table-cell table:style-name="Table1.A2" office:value-type="string">
            <text:p text:style-name="P12">Cutting injury from spinning tool</text:p>
          </table:table-cell>
          <table:table-cell table:style-name="Table1.A2" office:value-type="string">
            <text:p text:style-name="P12">Minor injury to users</text:p>
          </table:table-cell>
          <table:table-cell table:style-name="Table1.A2" office:value-type="string">
            <text:p text:style-name="P8">- <text:span text:style-name="T4">Interlock present on machine, tool brakes immediately if cover opened</text:span>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2">Workpiece thrown from bed</text:p>
          </table:table-cell>
          <table:table-cell table:style-name="Table1.A2" office:value-type="string">
            <text:p text:style-name="P12">Minor injury to users, bystanders</text:p>
          </table:table-cell>
          <table:table-cell table:style-name="Table1.A2" office:value-type="string">
            <text:p text:style-name="P14">- <text:span text:style-name="T5">Machine has interlocked cover; will not operate if cover is opened</text:span></text:p>
            <text:p text:style-name="P14">- <text:span text:style-name="T5">Users to be trained in correctly clamping workpiece safely</text:span></text:p>
          </table:table-cell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5">Tool breakage ejects parts at speed</text:p>
          </table:table-cell>
          <table:table-cell table:style-name="Table1.A2" office:value-type="string">
            <text:p text:style-name="P12"><text:span text:style-name="T5">Eye damage, m</text:span>inor injury to users, bystanders</text:p>
          </table:table-cell>
          <table:table-cell table:style-name="Table1.A2" office:value-type="string">
            <text:p text:style-name="P17">- <text:span text:style-name="T5">Machine has interlocked cover; will not operate if cover is opened</text:span></text:p>
          </table:table-cell>
          <table:table-cell table:style-name="Table1.A2" office:value-type="string">
            <text:p text:style-name="P16">No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5">Workpiece / tool may become hot while operating</text:p>
          </table:table-cell>
          <table:table-cell table:style-name="Table1.A2" office:value-type="string">
            <text:p text:style-name="P15">Minor burns to user</text:p>
          </table:table-cell>
          <table:table-cell table:style-name="Table1.A2" office:value-type="string">
            <text:p text:style-name="P8">- <text:span text:style-name="T9">Warning sticker on machine</text:span></text:p>
            <text:p text:style-name="P8">- <text:span text:style-name="T5">Train users to expect hot parts and exercise caution</text:span></text:p>
          </table:table-cell>
          <table:table-cell table:style-name="Table1.A2" office:value-type="string">
            <text:p text:style-name="P16">No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8">Dust from cutting operation</text:p>
          </table:table-cell>
          <table:table-cell table:style-name="Table1.A2" office:value-type="string">
            <text:p text:style-name="P18">Irritation, potential adverse health effects to users and bystanders</text:p>
          </table:table-cell>
          <table:table-cell table:style-name="Table1.A2" office:value-type="string">
            <text:p text:style-name="P8">- <text:span text:style-name="T6">Dust extraction is provided</text:span></text:p>
            <text:p text:style-name="P8">- <text:span text:style-name="T6">Train users to use extraction whenever appropriate</text:span></text:p>
          </table:table-cell>
          <table:table-cell table:style-name="Table1.A2" office:value-type="string">
            <text:p text:style-name="P16">No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8">Fumes from cutting operation</text:p>
          </table:table-cell>
          <table:table-cell table:style-name="Table1.A2" office:value-type="string">
            <text:p text:style-name="P18">Irritation, potential adverse health effects to users and bystanders</text:p>
          </table:table-cell>
          <table:table-cell table:style-name="Table1.A2" office:value-type="string">
            <text:p text:style-name="P8">- <text:span text:style-name="T6">Harmful fumes not expected from normal use of the mill</text:span></text:p>
            <text:p text:style-name="P8">- <text:span text:style-name="T6">Train users to report incidents where fumes are noticeable</text:span></text:p>
          </table:table-cell>
          <table:table-cell table:style-name="Table1.A2" office:value-type="string">
            <text:p text:style-name="P18">- Evaluate whether any further mitigations around fumes are warranted.</text:p>
          </table:table-cell>
          <table:table-cell table:style-name="Table1.A2" office:value-type="string">
            <text:p text:style-name="P19">Tech.</text:p>
          </table:table-cell>
          <table:table-cell table:style-name="Table1.A2" office:value-type="string">
            <text:p text:style-name="P19"><text:span text:style-name="T22">16</text:span>/<text:span text:style-name="T22">6</text:span>/2017</text:p>
          </table:table-cell>
          <table:table-cell table:style-name="Table1.G2" office:value-type="string">
            <text:p text:style-name="P11"/>
          </table:table-cell>
        </table:table-row>
        <text:soft-page-break/>
        <table:table-row table:style-name="Table1.1">
          <table:table-cell table:style-name="Table1.A2" office:value-type="string">
            <text:p text:style-name="P18">Injury during set-up of machine for different operation (e.g. conversion to 4th axis<text:span text:style-name="T7">)</text:span></text:p>
          </table:table-cell>
          <table:table-cell table:style-name="Table1.A2" office:value-type="string">
            <text:p text:style-name="P20"><text:span text:style-name="T7">Minor injury to users by </text:span>dropping components on feet/hands, cuts etc.</text:p>
          </table:table-cell>
          <table:table-cell table:style-name="Table1.A2" office:value-type="string">
            <text:p text:style-name="P18">- Only specifically trained users to be allowed to adjust tooling</text:p>
            <text:p text:style-name="P18">- PPE <text:span text:style-name="T7">is available </text:span>as <text:span text:style-name="T7">required</text:span></text:p>
          </table:table-cell>
          <table:table-cell table:style-name="Table1.A2" office:value-type="string">
            <text:p text:style-name="P21">No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23">Use of mill by <text:span text:style-name="T8">incompetent</text:span> people</text:p>
          </table:table-cell>
          <table:table-cell table:style-name="Table1.A2" office:value-type="string">
            <text:p text:style-name="P24">Injury to user</text:p>
          </table:table-cell>
          <table:table-cell table:style-name="Table1.A2" office:value-type="string">
            <text:p text:style-name="P25">- Training is mandatory for all users of the mill</text:p>
            <text:p text:style-name="P22">- Machine is interlocked and fitted with emergency stop button</text:p>
            <text:p text:style-name="P22">- Young people must be mature enough to understand risks associated with tool use, and carefully follow safety instructions</text:p>
            <text:p text:style-name="P21">- Minors to be allowed to use equipment only with supervision by adult trained in the use of the machine</text:p>
          </table:table-cell>
          <table:table-cell table:style-name="Table1.A2" office:value-type="string">
            <text:p text:style-name="P24">No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37">Unsuitable materials used on mill</text:p>
          </table:table-cell>
          <table:table-cell table:style-name="Table1.A2" office:value-type="string">
            <text:p text:style-name="P37">Damage to mill</text:p>
          </table:table-cell>
          <table:table-cell table:style-name="Table1.A2" office:value-type="string">
            <text:p text:style-name="P25">- <text:span text:style-name="T23">Users must observe materials whitelist</text:span></text:p>
            <text:p text:style-name="P25">- <text:span text:style-name="T23">New materials to be tried only with help from trainers</text:span>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26">Damage to mill causing dangerous operation</text:p>
          </table:table-cell>
          <table:table-cell table:style-name="Table1.A2" office:value-type="string">
            <text:p text:style-name="P27">Injury to user, further damage to machine</text:p>
          </table:table-cell>
          <table:table-cell table:style-name="Table1.A2" office:value-type="string">
            <text:p text:style-name="P25">- <text:span text:style-name="T10">Train users to report any problems they cause / notice</text:span></text:p>
          </table:table-cell>
          <table:table-cell table:style-name="Table1.A2" office:value-type="string">
            <text:p text:style-name="P18">- Evaluate whether <text:span text:style-name="T10">regular inspections</text:span> are warranted.</text:p>
          </table:table-cell>
          <table:table-cell table:style-name="Table1.A2" office:value-type="string">
            <text:p text:style-name="P28">Tech.</text:p>
          </table:table-cell>
          <table:table-cell table:style-name="Table1.A2" office:value-type="string">
            <text:p text:style-name="P28">31/1/2017</text:p>
          </table:table-cell>
          <table:table-cell table:style-name="Table1.G2" office:value-type="string">
            <text:p text:style-name="P11"/>
          </table:table-cell>
        </table:table-row>
      </table:table>
      <text:p text:style-name="P39"/>
      <text:h text:style-name="P32" text:outline-level="3">Training points</text:h>
      <text:p text:style-name="P41">Items to <text:span text:style-name="T13">cover in</text:span> training <text:span text:style-name="T13">for this machine, specific to the risk assessment:</text:span></text:p>
      <text:list xml:id="list2227736314816202671" text:style-name="L9">
        <text:list-item>
          <text:p text:style-name="P50"><text:span text:style-name="T22">I</text:span>nterlock system</text:p>
        </text:list-item>
        <text:list-item>
          <text:p text:style-name="P50"><text:span text:style-name="T22">Parts / tools may be hot after cutting; </text:span>exercise caution</text:p>
        </text:list-item>
        <text:list-item>
          <text:p text:style-name="P50"><text:span text:style-name="T22">U</text:span>se dust extraction <text:span text:style-name="T22">whenever dust is produced</text:span></text:p>
        </text:list-item>
        <text:list-item>
          <text:p text:style-name="P52">Check / replace dust vacuum bag</text:p>
        </text:list-item>
        <text:list-item>
          <text:p text:style-name="P50"><text:span text:style-name="T22">B</text:span>e aware of potential for fumes; log incidents where fumes detected <text:span text:style-name="T22">on the wiki</text:span></text:p>
        </text:list-item>
        <text:list-item>
          <text:p text:style-name="P51">Tools are sharp, exercise caution</text:p>
        </text:list-item>
        <text:list-item>
          <text:p text:style-name="P51">Switching to 4th axis (teach as necessary)</text:p>
        </text:list-item>
        <text:list-item>
          <text:p text:style-name="P51">Always report problems / incidents / damage</text:p>
        </text:list-item>
        <text:list-item>
          <text:p text:style-name="P51">Exercise discretion when leaving machine unattended</text:p>
        </text:list-item>
        <text:list-item>
          <text:p text:style-name="P52">Observe materials whitelist, ask trainer about non-listed materials</text:p>
        </text:list-item>
      </text:list>
      <text:h text:style-name="P31" text:outline-level="3">Training checklist</text:h>
      <text:p text:style-name="P42"><text:span text:style-name="T14">U</text:span>sers should agree to <text:span text:style-name="T14">the following points</text:span> before being allowed to use the equipment.</text:p>
      <text:list xml:id="list829555202118007377" text:style-name="L7">
        <text:list-item>
          <text:p text:style-name="P43">I <text:span text:style-name="T16">have attended and understood the training provided for this machine</text:span></text:p>
        </text:list-item>
        <text:list-item>
          <text:p text:style-name="P43"><text:span text:style-name="T16">I </text:span>am competent <text:span text:style-name="T17">using</text:span> <text:span text:style-name="T15">the machine, and will seek help with any aspects of its use I’m uncertain about</text:span></text:p>
        </text:list-item>
        <text:list-item>
          <text:p text:style-name="P43">I understand how to use the filtration system, and will be vigilant for any problems relating to its use</text:p>
        </text:list-item>
        <text:list-item>
          <text:p text:style-name="P44">I <text:span text:style-name="T18">will not use any non-whitelisted materials in the machine without first discussing with a trainer</text:span></text:p>
        </text:list-item>
        <text:list-item>
          <text:p text:style-name="P45"/>
        </text:list-item>
        <text:list-item>
          <text:p text:style-name="P43"><text:soft-page-break/>I will report any <text:span text:style-name="T15">sustained </text:span>fires, accidents, or damage to the machine that occurs while I am using it</text:p>
        </text:list-item>
      </text:list>
      <text:p text:style-name="P53"><text:span text:style-name="T19">Risk assessment f</text:span>orm derived from HSE guidelines: http://www.hse.gov.uk/risk/controlling-risks.htm</text:p>
      <text:h text:style-name="P31" text:outline-level="3"><text:span text:style-name="T19">Definition</text:span>s</text:h>
      <text:p text:style-name="P49">Hazard – thing that may cause harm<text:line-break/>Risk – chan<text:span text:style-name="T20">c</text:span>e of harm arising from a hazard</text:p>
      <text:h text:style-name="P31" text:outline-level="3">HSE 5 step risk assessment</text:h>
      <text:list xml:id="list7134273387473799514" text:style-name="L8">
        <text:list-item>
          <text:p text:style-name="P46">Identify the hazards</text:p>
        </text:list-item>
        <text:list-item>
          <text:p text:style-name="P46">Decide who might be harmed and how</text:p>
        </text:list-item>
        <text:list-item>
          <text:p text:style-name="P46"><text:bookmark-start text:name="__RefNumPara__370_2125957306"/>Evaluate the risks and decide on precautions <text:span text:style-name="T21">(Useful categories:)</text:span><text:bookmark-end text:name="__RefNumPara__370_2125957306"/></text:p>
          <text:list>
            <text:list-item>
              <text:p text:style-name="P47">Eliminate / substitute (finding alternatives to avoid risk)</text:p>
            </text:list-item>
            <text:list-item>
              <text:p text:style-name="P47">Engineering controls (interlocks etc.)</text:p>
            </text:list-item>
            <text:list-item>
              <text:p text:style-name="P47">PPE</text:p>
            </text:list-item>
          </text:list>
        </text:list-item>
        <text:list-item>
          <text:p text:style-name="P46">Record your significant findings</text:p>
        </text:list-item>
        <text:list-item>
          <text:p text:style-name="P46">Review your assessment and update if necessary</text:p>
        </text:list-item>
      </text:list>
      <text:h text:style-name="P31" text:outline-level="3">Initials</text:h>
      <text:p text:style-name="P48">LH<text:tab/>Lauren Hutchinson<text:line-break/>JL<text:tab/>Jamie Lokier<text:line-break/>JR<text:tab/>Jared Reabow<text:line-break/>PR<text:tab/>Paul Riggs<text:line-break/><text:span text:style-name="T6">Tech.<text:tab/>Either of the two Hackspace technicians JR, PR</text:span></text:p>
      <text:p text:style-name="P40"/>
      <text:p text:style-name="P30">Trainee checklist</text:p>
      <text:p text:style-name="Text_20_body">T<text:span text:style-name="T12">o ensure t</text:span>rainees <text:span text:style-name="T12">understand how to comply with the actions stated above, they</text:span> <text:span text:style-name="T12">should be asked to sign off on each of the following points.</text:span></text:p>
      <text:list xml:id="list6509558527260693020" text:style-name="L1">
        <text:list-item>
          <text:p text:style-name="P38">I have completed and understood the Oxford Hackspace Roland MDX-40 CNC mill training.</text:p>
        </text:list-item>
        <text:list-item>
          <text:p text:style-name="P38">I will not attempt maintenance <text:span text:style-name="T12">of the mill</text:span> that involves <text:span text:style-name="T12">taking off its</text:span> covers.</text:p>
        </text:list-item>
        <text:list-item>
          <text:p text:style-name="P38">I understand <text:span text:style-name="T12">that </text:span>the mill's interlock is a safety feature and should not be overridden.</text:p>
        </text:list-item>
        <text:list-item>
          <text:p text:style-name="P38">I understand how to clamp materials correctly, and will do so.</text:p>
        </text:list-item>
        <text:list-item>
          <text:p text:style-name="P38">I understand parts can get hot while machining, <text:span text:style-name="T12">and</text:span> will take appropriate precautions.</text:p>
        </text:list-item>
        <text:list-item>
          <text:p text:style-name="P38">I understand the dangers of producing dust, and will use extraction whenever appropriate.</text:p>
        </text:list-item>
        <text:list-item>
          <text:p text:style-name="P38">I will be vigilant and report any incidents where fumes are noticeable during a milling operation.</text:p>
        </text:list-item>
        <text:list-item>
          <text:p text:style-name="P38">I'm aware that PPE is available, and will use it whenever appropriate.</text:p>
        </text:list-item>
        <text:list-item>
          <text:p text:style-name="P38">I will report any problems, or damage to the mill, that I cause or notice.</text:p>
        </text:list-item>
        <text:list-item>
          <text:p text:style-name="P38">If uncertain about any <text:span text:style-name="T12">details </text:span>of the above situations, I will seek help <text:span text:style-name="T11">before proceeding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04:37.787000000</meta:creation-date>
    <dc:date>2016-11-07T13:03:59.931000000</dc:date>
    <meta:editing-duration>P5DT15H59M16S</meta:editing-duration>
    <meta:editing-cycles>13</meta:editing-cycles>
    <meta:generator>LibreOffice/5.1.5.2$Windows_x86 LibreOffice_project/7a864d8825610a8c07cfc3bc01dd4fce6a9447e5</meta:generator>
    <meta:document-statistic meta:table-count="1" meta:image-count="0" meta:object-count="0" meta:page-count="6" meta:paragraph-count="117" meta:word-count="934" meta:character-count="5550" meta:non-whitespace-character-count="4764"/>
  </office:meta>
</office:document-meta>
</file>